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55f7" officeooo:paragraph-rsid="001855f7"/>
    </style:style>
    <style:style style:name="P2" style:family="paragraph" style:parent-style-name="Text_20_body">
      <style:text-properties officeooo:rsid="001855f7" officeooo:paragraph-rsid="0036017d"/>
    </style:style>
    <style:style style:name="P3" style:family="paragraph" style:parent-style-name="Text_20_body">
      <style:text-properties officeooo:rsid="001a1807" officeooo:paragraph-rsid="001a1807"/>
    </style:style>
    <style:style style:name="P4" style:family="paragraph" style:parent-style-name="Text_20_body">
      <style:text-properties officeooo:rsid="001b5064" officeooo:paragraph-rsid="001b5064"/>
    </style:style>
    <style:style style:name="P5" style:family="paragraph" style:parent-style-name="Text_20_body">
      <style:text-properties fo:font-weight="bold" officeooo:rsid="0025f8dd" officeooo:paragraph-rsid="0025f8dd" style:font-weight-asian="bold" style:font-weight-complex="bold"/>
    </style:style>
    <style:style style:name="P6" style:family="paragraph" style:parent-style-name="Text_20_body">
      <style:text-properties officeooo:rsid="001d2ccd" officeooo:paragraph-rsid="001d2ccd"/>
    </style:style>
    <style:style style:name="P7" style:family="paragraph" style:parent-style-name="Text_20_body">
      <style:text-properties officeooo:rsid="0034a5ef" officeooo:paragraph-rsid="0034a5ef"/>
    </style:style>
    <style:style style:name="P8" style:family="paragraph" style:parent-style-name="Text_20_body">
      <style:text-properties officeooo:rsid="003e283d" officeooo:paragraph-rsid="003e283d"/>
    </style:style>
    <style:style style:name="P9" style:family="paragraph" style:parent-style-name="Text_20_body">
      <style:text-properties officeooo:rsid="00400b4f" officeooo:paragraph-rsid="00400b4f"/>
    </style:style>
    <style:style style:name="P10" style:family="paragraph" style:parent-style-name="Text_20_body">
      <style:text-properties officeooo:rsid="0041c6b6" officeooo:paragraph-rsid="0041c6b6"/>
    </style:style>
    <style:style style:name="P11" style:family="paragraph" style:parent-style-name="Text_20_body">
      <style:text-properties officeooo:rsid="00420e60" officeooo:paragraph-rsid="00420e60"/>
    </style:style>
    <style:style style:name="P12" style:family="paragraph" style:parent-style-name="Text_20_body">
      <style:text-properties officeooo:rsid="0042dcc3" officeooo:paragraph-rsid="0042dcc3"/>
    </style:style>
    <style:style style:name="P13" style:family="paragraph" style:parent-style-name="Text_20_body">
      <style:text-properties officeooo:rsid="00447ba0" officeooo:paragraph-rsid="00447ba0"/>
    </style:style>
    <style:style style:name="P14" style:family="paragraph" style:parent-style-name="Text_20_body">
      <style:text-properties officeooo:paragraph-rsid="005e444e"/>
    </style:style>
    <style:style style:name="P15" style:family="paragraph" style:parent-style-name="Text_20_body">
      <style:text-properties officeooo:rsid="0061ac0e" officeooo:paragraph-rsid="0061ac0e"/>
    </style:style>
    <style:style style:name="P16" style:family="paragraph" style:parent-style-name="Standard">
      <style:text-properties officeooo:rsid="000f9bd4" officeooo:paragraph-rsid="000f9bd4"/>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0f9bd4" officeooo:paragraph-rsid="000f9bd4" style:font-weight-asian="bold" style:font-weight-complex="bold"/>
    </style:style>
    <style:style style:name="P19" style:family="paragraph" style:parent-style-name="Standard">
      <style:text-properties officeooo:rsid="001855f7" officeooo:paragraph-rsid="001855f7"/>
    </style:style>
    <style:style style:name="P20" style:family="paragraph" style:parent-style-name="Standard">
      <style:text-properties officeooo:paragraph-rsid="00215d0c"/>
    </style:style>
    <style:style style:name="P21" style:family="paragraph" style:parent-style-name="Standard">
      <style:text-properties officeooo:rsid="0025f8dd" officeooo:paragraph-rsid="0025f8dd"/>
    </style:style>
    <style:style style:name="P22" style:family="paragraph" style:parent-style-name="Standard">
      <style:text-properties officeooo:rsid="00316b80" officeooo:paragraph-rsid="00316b80"/>
    </style:style>
    <style:style style:name="P23" style:family="paragraph" style:parent-style-name="Standard">
      <style:text-properties officeooo:rsid="003dafec" officeooo:paragraph-rsid="005da55f"/>
    </style:style>
    <style:style style:name="P24" style:family="paragraph" style:parent-style-name="Standard">
      <style:text-properties fo:font-size="9pt" officeooo:rsid="00447ba0" officeooo:paragraph-rsid="00447ba0" style:font-size-asian="9pt" style:font-size-complex="9pt"/>
    </style:style>
    <style:style style:name="P25" style:family="paragraph" style:parent-style-name="Heading">
      <style:text-properties officeooo:paragraph-rsid="00272182"/>
    </style:style>
    <style:style style:name="P26" style:family="paragraph" style:parent-style-name="Heading">
      <style:text-properties officeooo:rsid="0028c51c" officeooo:paragraph-rsid="0023ce30"/>
    </style:style>
    <style:style style:name="P27" style:family="paragraph" style:parent-style-name="Text_20_body">
      <style:paragraph-properties fo:break-before="page"/>
      <style:text-properties officeooo:rsid="00447ba0" officeooo:paragraph-rsid="00447ba0"/>
    </style:style>
    <style:style style:name="P2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9" style:family="paragraph" style:parent-style-name="Standard">
      <style:paragraph-properties fo:margin-left="0cm" fo:margin-right="0cm" fo:text-align="start" style:justify-single-word="false" fo:text-indent="0cm" style:auto-text-indent="false"/>
      <style:text-properties fo:font-size="9pt" officeooo:paragraph-rsid="0065c646" style:font-size-asian="9pt" style:font-size-complex="9pt"/>
    </style:style>
    <style:style style:name="P30"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31" style:family="paragraph" style:parent-style-name="Standard" style:list-style-name="L1"/>
    <style:style style:name="P32" style:family="paragraph" style:parent-style-name="Standard" style:list-style-name="L2">
      <style:text-properties officeooo:rsid="000f9bd4" officeooo:paragraph-rsid="000f9bd4"/>
    </style:style>
    <style:style style:name="P33" style:family="paragraph" style:parent-style-name="Standard" style:list-style-name="L3"/>
    <style:style style:name="P34" style:family="paragraph" style:parent-style-name="Standard">
      <style:text-properties officeooo:rsid="005da55f" officeooo:paragraph-rsid="005da55f"/>
    </style:style>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8">
      <style:text-properties officeooo:paragraph-rsid="0024ed57"/>
    </style:style>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5">
      <style:text-properties officeooo:rsid="00692fad" officeooo:paragraph-rsid="00692fad"/>
    </style:style>
    <style:style style:name="P49" style:family="paragraph" style:parent-style-name="Standard" style:list-style-name="L17"/>
    <style:style style:name="P50" style:family="paragraph" style:parent-style-name="Standard" style:list-style-name="L17">
      <style:text-properties officeooo:paragraph-rsid="0025f8dd"/>
    </style:style>
    <style:style style:name="P51" style:family="paragraph" style:parent-style-name="Standard" style:list-style-name="L17">
      <style:text-properties officeooo:rsid="0025f8dd" officeooo:paragraph-rsid="0025f8dd"/>
    </style:style>
    <style:style style:name="P52" style:family="paragraph" style:parent-style-name="Standard" style:list-style-name="L17">
      <style:text-properties officeooo:rsid="0025f8dd" officeooo:paragraph-rsid="00721ab5"/>
    </style:style>
    <style:style style:name="P53" style:family="paragraph" style:parent-style-name="Standard" style:list-style-name="L18">
      <style:text-properties officeooo:rsid="00272182" officeooo:paragraph-rsid="00272182"/>
    </style:style>
    <style:style style:name="P54" style:family="paragraph" style:parent-style-name="Standard" style:list-style-name="L19">
      <style:text-properties officeooo:rsid="00272182" officeooo:paragraph-rsid="00272182"/>
    </style:style>
    <style:style style:name="P55" style:family="paragraph" style:parent-style-name="Standard" style:list-style-name="L19">
      <style:text-properties officeooo:rsid="00272182" officeooo:paragraph-rsid="00721ab5"/>
    </style:style>
    <style:style style:name="P56" style:family="paragraph" style:parent-style-name="Standard" style:list-style-name="L19"/>
    <style:style style:name="P57" style:family="paragraph" style:parent-style-name="Standard">
      <style:text-properties officeooo:rsid="00447ba0" officeooo:paragraph-rsid="00447ba0"/>
    </style:style>
    <style:style style:name="P58" style:family="paragraph" style:parent-style-name="Standard">
      <style:paragraph-properties fo:margin-left="0cm" fo:margin-right="0cm" fo:text-align="start" style:justify-single-word="false" fo:text-indent="0cm" style:auto-text-indent="false"/>
      <style:text-properties fo:font-size="9pt" officeooo:paragraph-rsid="00721ab5" style:font-size-asian="9pt" style:font-size-complex="9pt"/>
    </style:style>
    <style:style style:name="P59" style:family="paragraph" style:parent-style-name="Text_20_body">
      <style:text-properties officeooo:rsid="005da55f" officeooo:paragraph-rsid="0065e813"/>
    </style:style>
    <style:style style:name="P60" style:family="paragraph" style:parent-style-name="Text_20_body" style:list-style-name="L16">
      <style:text-properties officeooo:paragraph-rsid="0025f8dd"/>
    </style:style>
    <style:style style:name="P61" style:family="paragraph" style:parent-style-name="Text_20_body">
      <style:text-properties fo:font-weight="normal" officeooo:rsid="006a5a04" officeooo:paragraph-rsid="006a5a04" style:font-weight-asian="normal" style:font-weight-complex="normal"/>
    </style:style>
    <style:style style:name="P62" style:family="paragraph" style:parent-style-name="Text_20_body">
      <style:text-properties fo:font-weight="normal" officeooo:rsid="006a5a04" officeooo:paragraph-rsid="007406c3" style:font-weight-asian="normal" style:font-weight-complex="normal"/>
    </style:style>
    <style:style style:name="P63" style:family="paragraph" style:parent-style-name="Text_20_body">
      <style:text-properties fo:font-weight="normal" officeooo:rsid="006df9b3" officeooo:paragraph-rsid="006df9b3" style:font-weight-asian="normal" style:font-weight-complex="normal"/>
    </style:style>
    <style:style style:name="P64" style:family="paragraph" style:parent-style-name="Text_20_body" style:list-style-name="L1">
      <style:text-properties fo:font-weight="normal" officeooo:rsid="006df9b3" officeooo:paragraph-rsid="006f048f" style:font-weight-asian="normal" style:font-weight-complex="normal"/>
    </style:style>
    <style:style style:name="P65" style:family="paragraph" style:parent-style-name="Text_20_body">
      <style:text-properties fo:font-weight="normal" officeooo:rsid="0071eb77" officeooo:paragraph-rsid="0071eb77" style:font-weight-asian="normal" style:font-weight-complex="normal"/>
    </style:style>
    <style:style style:name="P66" style:family="paragraph" style:parent-style-name="Text_20_body">
      <style:text-properties officeooo:rsid="006f048f" officeooo:paragraph-rsid="006f048f"/>
    </style:style>
    <style:style style:name="P67" style:family="paragraph" style:parent-style-name="Heading_20_2">
      <style:text-properties officeooo:paragraph-rsid="004f2f9d"/>
    </style:style>
    <style:style style:name="P68" style:family="paragraph" style:parent-style-name="Heading_20_2">
      <style:text-properties officeooo:paragraph-rsid="0023ce30"/>
    </style:style>
    <style:style style:name="P69" style:family="paragraph" style:parent-style-name="Heading_20_2">
      <style:text-properties officeooo:rsid="001015b0" officeooo:paragraph-rsid="0023ce30"/>
    </style:style>
    <style:style style:name="P70" style:family="paragraph" style:parent-style-name="Heading_20_2">
      <style:text-properties fo:font-weight="bold" officeooo:rsid="0071d708" officeooo:paragraph-rsid="0071d708" style:font-weight-asian="bold" style:font-weight-complex="bold"/>
    </style:style>
    <style:style style:name="P71" style:family="paragraph" style:parent-style-name="Heading_20_1">
      <style:text-properties officeooo:rsid="0023ce30" officeooo:paragraph-rsid="001b5064"/>
    </style:style>
    <style:style style:name="P72" style:family="paragraph" style:parent-style-name="Heading_20_1">
      <style:text-properties officeooo:paragraph-rsid="0023ce30"/>
    </style:style>
    <style:style style:name="P73" style:family="paragraph" style:parent-style-name="Heading_20_1">
      <style:paragraph-properties fo:break-before="page"/>
      <style:text-properties officeooo:rsid="0023ce30" officeooo:paragraph-rsid="0023ce30"/>
    </style:style>
    <style:style style:name="P74" style:family="paragraph" style:parent-style-name="Heading_20_3">
      <style:text-properties officeooo:paragraph-rsid="0023ce30"/>
    </style:style>
    <style:style style:name="P75" style:family="paragraph" style:parent-style-name="Heading_20_3">
      <style:text-properties officeooo:paragraph-rsid="00272182"/>
    </style:style>
    <style:style style:name="T1" style:family="text">
      <style:text-properties officeooo:rsid="00100b68"/>
    </style:style>
    <style:style style:name="T2" style:family="text">
      <style:text-properties officeooo:rsid="001752a4"/>
    </style:style>
    <style:style style:name="T3" style:family="text">
      <style:text-properties officeooo:rsid="001855f7"/>
    </style:style>
    <style:style style:name="T4" style:family="text">
      <style:text-properties fo:font-weight="bold" style:font-weight-asian="bold" style:font-weight-complex="bold"/>
    </style:style>
    <style:style style:name="T5" style:family="text">
      <style:text-properties fo:font-weight="bold" officeooo:rsid="00156230"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855f7" style:font-style-asian="italic" style:font-style-complex="italic"/>
    </style:style>
    <style:style style:name="T8" style:family="text">
      <style:text-properties fo:font-style="italic" officeooo:rsid="005da55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5f8dd"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855f7" style:font-style-asian="normal" style:font-style-complex="normal"/>
    </style:style>
    <style:style style:name="T13" style:family="text">
      <style:text-properties fo:font-style="normal" officeooo:rsid="006adddb" style:font-style-asian="normal" style:font-style-complex="normal"/>
    </style:style>
    <style:style style:name="T14" style:family="text">
      <style:text-properties fo:font-style="normal" officeooo:rsid="006ca6a3" style:font-style-asian="normal" style:font-style-complex="normal"/>
    </style:style>
    <style:style style:name="T15" style:family="text">
      <style:text-properties fo:font-style="normal" officeooo:rsid="006df9b3" style:font-style-asian="normal" style:font-style-complex="normal"/>
    </style:style>
    <style:style style:name="T16" style:family="text">
      <style:text-properties fo:font-style="normal" officeooo:rsid="006f048f" style:font-style-asian="normal" style:font-style-complex="normal"/>
    </style:style>
    <style:style style:name="T17" style:family="text">
      <style:text-properties fo:font-style="normal" officeooo:rsid="006f946d" style:font-style-asian="normal" style:font-style-complex="normal"/>
    </style:style>
    <style:style style:name="T18" style:family="text">
      <style:text-properties fo:font-style="normal" officeooo:rsid="0071d708" style:font-style-asian="normal" style:font-style-complex="normal"/>
    </style:style>
    <style:style style:name="T19" style:family="text">
      <style:text-properties fo:font-style="normal" officeooo:rsid="0071eb77" style:font-style-asian="normal" style:font-style-complex="normal"/>
    </style:style>
    <style:style style:name="T20" style:family="text">
      <style:text-properties fo:font-style="normal" officeooo:rsid="00721ab5" style:font-style-asian="normal" style:font-style-complex="normal"/>
    </style:style>
    <style:style style:name="T21" style:family="text">
      <style:text-properties fo:font-style="normal" officeooo:rsid="007406c3" style:font-style-asian="normal" style:font-style-complex="normal"/>
    </style:style>
    <style:style style:name="T22" style:family="text">
      <style:text-properties fo:font-style="normal" officeooo:rsid="0076488e" style:font-style-asian="normal" style:font-style-complex="normal"/>
    </style:style>
    <style:style style:name="T23" style:family="text">
      <style:text-properties fo:font-style="normal" officeooo:rsid="007af48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4fabcb" style:font-style-asian="normal" style:font-weight-asian="normal" style:font-style-complex="normal" style:font-weight-complex="normal"/>
    </style:style>
    <style:style style:name="T26" style:family="text">
      <style:text-properties fo:font-style="normal" fo:font-weight="normal" officeooo:rsid="0058f3ea" style:font-style-asian="normal" style:font-weight-asian="normal" style:font-style-complex="normal" style:font-weight-complex="normal"/>
    </style:style>
    <style:style style:name="T27" style:family="text">
      <style:text-properties fo:font-style="normal" fo:font-weight="normal" officeooo:rsid="005ab465" style:font-style-asian="normal" style:font-weight-asian="normal" style:font-style-complex="normal" style:font-weight-complex="normal"/>
    </style:style>
    <style:style style:name="T28" style:family="text">
      <style:text-properties fo:font-style="normal" fo:font-weight="normal" officeooo:rsid="00473c77" style:font-style-asian="normal" style:font-weight-asian="normal" style:font-style-complex="normal" style:font-weight-complex="normal"/>
    </style:style>
    <style:style style:name="T29" style:family="text">
      <style:text-properties fo:font-style="normal" fo:font-weight="normal" officeooo:rsid="004fabcb" fo:background-color="transparent" loext:char-shading-value="0" style:font-style-asian="normal" style:font-weight-asian="normal" style:font-style-complex="normal" style:font-weight-complex="normal"/>
    </style:style>
    <style:style style:name="T30" style:family="text">
      <style:text-properties fo:font-style="normal" fo:font-weight="normal" officeooo:rsid="0058f3ea" fo:background-color="transparent" loext:char-shading-value="0" style:font-style-asian="normal" style:font-weight-asian="normal" style:font-style-complex="normal" style:font-weight-complex="normal"/>
    </style:style>
    <style:style style:name="T31" style:family="text">
      <style:text-properties fo:font-style="normal" fo:font-weight="normal" officeooo:rsid="00721ab5" fo:background-color="transparent" loext:char-shading-value="0"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6a5a04" style:font-style-asian="normal" style:font-weight-asian="bold" style:font-style-complex="normal" style:font-weight-complex="bold"/>
    </style:style>
    <style:style style:name="T34" style:family="text">
      <style:text-properties fo:language="de" fo:country="DE"/>
    </style:style>
    <style:style style:name="T35" style:family="text">
      <style:text-properties fo:language="de" fo:country="DE" officeooo:rsid="001855f7"/>
    </style:style>
    <style:style style:name="T36" style:family="text">
      <style:text-properties fo:language="de" fo:country="DE" fo:font-style="italic" style:font-style-asian="italic" style:font-style-complex="italic"/>
    </style:style>
    <style:style style:name="T37" style:family="text">
      <style:text-properties fo:language="de" fo:country="DE" fo:font-style="normal" style:font-style-asian="normal" style:font-style-complex="normal"/>
    </style:style>
    <style:style style:name="T38" style:family="text">
      <style:text-properties fo:language="de" fo:country="DE" fo:font-style="normal" fo:font-weight="bold" officeooo:rsid="001859d0" style:font-style-asian="normal" style:font-weight-asian="bold" style:font-style-complex="normal" style:font-weight-complex="bold"/>
    </style:style>
    <style:style style:name="T39" style:family="text">
      <style:text-properties fo:language="de" fo:country="DE" officeooo:rsid="001859d0"/>
    </style:style>
    <style:style style:name="T40" style:family="text">
      <style:text-properties fo:language="de" fo:country="DE" officeooo:rsid="0024ed57"/>
    </style:style>
    <style:style style:name="T41" style:family="text">
      <style:text-properties fo:language="de" fo:country="DE" officeooo:rsid="0035088e"/>
    </style:style>
    <style:style style:name="T42" style:family="text">
      <style:text-properties fo:language="de" fo:country="DE" officeooo:rsid="0036017d"/>
    </style:style>
    <style:style style:name="T43" style:family="text">
      <style:text-properties fo:language="de" fo:country="DE" officeooo:rsid="006005bf"/>
    </style:style>
    <style:style style:name="T44" style:family="text">
      <style:text-properties fo:language="de" fo:country="DE" officeooo:rsid="006334d7"/>
    </style:style>
    <style:style style:name="T45" style:family="text">
      <style:text-properties fo:language="de" fo:country="DE" officeooo:rsid="0063ac1b"/>
    </style:style>
    <style:style style:name="T46" style:family="text">
      <style:text-properties fo:language="de" fo:country="DE" officeooo:rsid="007ca4ce"/>
    </style:style>
    <style:style style:name="T47" style:family="text">
      <style:text-properties officeooo:rsid="001c3f36"/>
    </style:style>
    <style:style style:name="T48" style:family="text">
      <style:text-properties officeooo:rsid="001f51f5"/>
    </style:style>
    <style:style style:name="T49" style:family="text">
      <style:text-properties officeooo:rsid="0023bd34"/>
    </style:style>
    <style:style style:name="T50" style:family="text">
      <style:text-properties officeooo:rsid="0023ce30"/>
    </style:style>
    <style:style style:name="T51" style:family="text">
      <style:text-properties officeooo:rsid="0024ed57"/>
    </style:style>
    <style:style style:name="T52" style:family="text">
      <style:text-properties fo:language="en" fo:country="US" officeooo:rsid="0024ed57"/>
    </style:style>
    <style:style style:name="T53" style:family="text">
      <style:text-properties officeooo:rsid="0025f8dd"/>
    </style:style>
    <style:style style:name="T54" style:family="text">
      <style:text-properties fo:font-weight="normal" style:font-weight-asian="normal" style:font-weight-complex="normal"/>
    </style:style>
    <style:style style:name="T55" style:family="text">
      <style:text-properties fo:font-weight="normal" officeooo:rsid="0025f8dd" style:font-weight-asian="normal" style:font-weight-complex="normal"/>
    </style:style>
    <style:style style:name="T56" style:family="text">
      <style:text-properties fo:font-weight="normal" officeooo:rsid="00332bd2" style:font-weight-asian="normal" style:font-weight-complex="normal"/>
    </style:style>
    <style:style style:name="T57" style:family="text">
      <style:text-properties fo:font-weight="normal" officeooo:rsid="0039b30b" style:font-weight-asian="normal" style:font-weight-complex="normal"/>
    </style:style>
    <style:style style:name="T58" style:family="text">
      <style:text-properties officeooo:rsid="00272182"/>
    </style:style>
    <style:style style:name="T59" style:family="text">
      <style:text-properties officeooo:rsid="0028c51c"/>
    </style:style>
    <style:style style:name="T60" style:family="text">
      <style:text-properties officeooo:rsid="002a7bce"/>
    </style:style>
    <style:style style:name="T61" style:family="text">
      <style:text-properties officeooo:rsid="002c7827"/>
    </style:style>
    <style:style style:name="T62" style:family="text">
      <style:text-properties officeooo:rsid="002fcac6"/>
    </style:style>
    <style:style style:name="T63" style:family="text">
      <style:text-properties officeooo:rsid="00316b80"/>
    </style:style>
    <style:style style:name="T64" style:family="text">
      <style:text-properties officeooo:rsid="00332bd2"/>
    </style:style>
    <style:style style:name="T65" style:family="text">
      <style:text-properties officeooo:rsid="0034a5ef"/>
    </style:style>
    <style:style style:name="T66" style:family="text">
      <style:text-properties officeooo:rsid="0036017d"/>
    </style:style>
    <style:style style:name="T67" style:family="text">
      <style:text-properties officeooo:rsid="0037d44c"/>
    </style:style>
    <style:style style:name="T68" style:family="text">
      <style:text-properties officeooo:rsid="0039b30b"/>
    </style:style>
    <style:style style:name="T69" style:family="text">
      <style:text-properties officeooo:rsid="003a91f0"/>
    </style:style>
    <style:style style:name="T70" style:family="text">
      <style:text-properties officeooo:rsid="003dafec"/>
    </style:style>
    <style:style style:name="T71" style:family="text">
      <style:text-properties officeooo:rsid="00420e60"/>
    </style:style>
    <style:style style:name="T72" style:family="text">
      <style:text-properties fo:color="#008080" style:font-name="Consolas"/>
    </style:style>
    <style:style style:name="T73" style:family="text">
      <style:text-properties fo:color="#008080" style:font-name="Consolas" fo:font-size="9pt" style:font-size-asian="9pt" style:font-size-complex="9pt"/>
    </style:style>
    <style:style style:name="T74" style:family="text">
      <style:text-properties fo:color="#3f7f7f" style:font-name="Consolas"/>
    </style:style>
    <style:style style:name="T75" style:family="text">
      <style:text-properties fo:color="#3f7f7f" style:font-name="Consolas" fo:font-size="9pt" style:font-size-asian="9pt" style:font-size-complex="9pt"/>
    </style:style>
    <style:style style:name="T76" style:family="text">
      <style:text-properties style:font-name="Consolas"/>
    </style:style>
    <style:style style:name="T77" style:family="text">
      <style:text-properties fo:color="#7f007f" style:font-name="Consolas"/>
    </style:style>
    <style:style style:name="T78" style:family="text">
      <style:text-properties fo:color="#000000" style:font-name="Consolas"/>
    </style:style>
    <style:style style:name="T79" style:family="text">
      <style:text-properties fo:color="#000000" style:font-name="Consolas" officeooo:rsid="0065c646"/>
    </style:style>
    <style:style style:name="T80" style:family="text">
      <style:text-properties fo:color="#000000" fo:font-style="normal" officeooo:rsid="005ab465" fo:background-color="transparent" loext:char-shading-value="0" style:font-style-asian="normal" style:font-style-complex="normal"/>
    </style:style>
    <style:style style:name="T81" style:family="text">
      <style:text-properties fo:color="#000000" fo:font-style="normal" officeooo:rsid="00653965" fo:background-color="transparent" loext:char-shading-value="0" style:font-style-asian="normal" style:font-style-complex="normal"/>
    </style:style>
    <style:style style:name="T82" style:family="text">
      <style:text-properties fo:color="#000000" fo:font-style="normal" officeooo:rsid="007406c3" fo:background-color="transparent" loext:char-shading-value="0" style:font-style-asian="normal" style:font-style-complex="normal"/>
    </style:style>
    <style:style style:name="T83" style:family="text">
      <style:text-properties fo:color="#000000" fo:font-style="normal" officeooo:rsid="00780ebb" fo:background-color="transparent" loext:char-shading-value="0" style:font-style-asian="normal" style:font-style-complex="normal"/>
    </style:style>
    <style:style style:name="T84" style:family="text">
      <style:text-properties fo:color="#2a00ff" style:font-name="Consolas" fo:font-style="italic" style:font-style-asian="italic"/>
    </style:style>
    <style:style style:name="T85" style:family="text">
      <style:text-properties fo:color="#808080" style:font-name="Consolas"/>
    </style:style>
    <style:style style:name="T86" style:family="text">
      <style:text-properties fo:color="#3f7f5f" style:font-name="Consolas"/>
    </style:style>
    <style:style style:name="T87" style:family="text">
      <style:text-properties officeooo:rsid="004f2f9d"/>
    </style:style>
    <style:style style:name="T88" style:family="text">
      <style:text-properties officeooo:rsid="0055baee"/>
    </style:style>
    <style:style style:name="T89" style:family="text">
      <style:text-properties officeooo:rsid="005ab465"/>
    </style:style>
    <style:style style:name="T90" style:family="text">
      <style:text-properties officeooo:rsid="005da55f"/>
    </style:style>
    <style:style style:name="T91" style:family="text">
      <style:text-properties officeooo:rsid="00637396"/>
    </style:style>
    <style:style style:name="T92" style:family="text">
      <style:text-properties officeooo:rsid="005da55f" fo:background-color="transparent" loext:char-shading-value="0"/>
    </style:style>
    <style:style style:name="T93" style:family="text">
      <style:text-properties officeooo:rsid="00692fad"/>
    </style:style>
    <style:style style:name="T94" style:family="text">
      <style:text-properties officeooo:rsid="0071d708"/>
    </style:style>
    <style:style style:name="T95" style:family="text">
      <style:text-properties officeooo:rsid="007984f7"/>
    </style:style>
    <style:style style:name="T96" style:family="text">
      <style:text-properties officeooo:rsid="007beae8"/>
    </style:style>
    <style:style style:name="T97" style:family="text">
      <style:text-properties officeooo:rsid="007ca4ce"/>
    </style:style>
    <style:style style:name="T98" style:family="text">
      <style:text-properties officeooo:rsid="007cf5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figuration von SERGe</text:p>
      <text:h text:style-name="Heading_20_1" text:outline-level="1"/>
      <text:h text:style-name="P71" text:outline-level="1">1. Einleitung</text:h>
      <text:p text:style-name="P12">Dieses Dokument beschreibt kurz die Konfiguration von SERGe.</text:p>
      <text:p text:style-name="P12">Im Einleitungskapitel 1 werden einige Begriffe <text:span text:style-name="T95">und wichtige Funktionen </text:span>kurz erklärt. In Kapitel 2 wird auf jedes XML-Element der Konfiguration beschrieben. Kapitel 3 zeigt ein einfaches Beispiel.</text:p>
      <text:h text:style-name="Heading_20_2" text:outline-level="2"><text:span text:style-name="T50">1</text:span>.1. Begriff<text:span text:style-name="T47">e</text:span></text:h>
      <text:list xml:id="list5321400856177726900" text:style-name="L1">
        <text:list-item>
          <text:p text:style-name="P31">Fokus<text:span text:style-name="T89">e</text:span>lement: <text:span text:style-name="T49">Element für das eine Regel erstellt wird. Genauer: Das Element, auf das das Hauptaugenmerk eines Benutzer gerichtet ist, wenn er eine Änderung durch die Ausführung einer Regel bewirken möchte (z.B. bei CREATE_Class_In_Package ist Class ein Element im Fokus der Regel bzw. für den Generierungsprozess. Bei SET_Class_name ebenfalls.)</text:span></text:p>
        </text:list-item>
        <text:list-item>
          <text:p text:style-name="P31">Kontextelement<text:span text:style-name="T88">e: Kontextelemente representieren „Einhängepunkte“ <text:s/>für eine Änderung. Bei CREATE/DELETE-Regel ist das Kontextelement das Container-Element für das zu erstellende bzw. löschende Fokuselement.</text:span></text:p>
        </text:list-item>
        <text:list-item>
          <text:p text:style-name="P31">Dangling <text:span text:style-name="T88">Elements</text:span>: <text:span text:style-name="T88">Dies sind Elemente, welche für ein Fokuselement obligatorisch (mandatory) oder optional im Hinblick auf die einzuhaltenden Multiplizitätsrandbedingungen sind. Solche Elemente sind entweder „Kinder“ (Containments) <text:s/>und oder „Nachbarn“ (Non-Containments) des Fokuselements.</text:span></text:p>
          <text:p text:style-name="P64"><text:span text:style-name="T11">Danglings sind in Editierregeln niemals &lt;&lt;create&gt;&gt; Knoten, </text:span><text:span text:style-name="T16">sondern &lt;&lt;preserve&gt;&gt;.</text:span></text:p>
        </text:list-item>
      </text:list>
      <text:h text:style-name="P67" text:outline-level="2">1.<text:span text:style-name="T87">2</text:span><text:span text:style-name="T32">. Vererbung</text:span><text:span text:style-name="T33">en</text:span><text:span text:style-name="T32"> </text:span><text:span text:style-name="T33">im Metamodell und Regelanwendbarkeit</text:span></text:h>
      <text:p text:style-name="P61"><text:span text:style-name="T11">Grundsätzlich gilt für Henshin-Regeln, dass sie nicht nur für die in den Regeln verwendeten Elementtypen anwendbar sind, sondern auch für die Subtypen der definierten Elementtypen. </text:span><text:span text:style-name="T14">Editierregeln kann man also auch </text:span><text:span text:style-name="T16">im weitesten Sinne</text:span><text:span text:style-name="T14"> als „vererbar“ ansehen. </text:span></text:p>
      <text:p text:style-name="P62"><text:span text:style-name="T14">Allerdings</text:span><text:span text:style-name="T11"> sind Regeln für den Subtyp theoretisch überflüssig, </text:span><text:span text:style-name="T23">sofern die darin enthaltenden Editierschritte sich auf </text:span><text:span text:style-name="T11">E</text:span><text:span text:style-name="T13">A</text:span><text:span text:style-name="T11">ttributes oder EReferences </text:span><text:span text:style-name="T23">eines</text:span><text:span text:style-name="T11"> Obertyps </text:span><text:span text:style-name="T23">beziehen und diese Editierschritte ebenfalls für den Obertyp in Regeln generiert werden.</text:span><text:span text:style-name="T11"> </text:span><text:span text:style-name="T14">Diese überflüssigen Regeln können allerdings je nach Einsatzbereich der Editierregeln </text:span><text:span text:style-name="T16">trotzdem </text:span><text:span text:style-name="T14">von Interesse sein. </text:span><text:span text:style-name="T11">Die Create-Regeln für Obertypen sind natürlich </text:span><text:span text:style-name="T23">niemals</text:span><text:span text:style-name="T11"> </text:span><text:span text:style-name="T14">überflüssig, da </text:span><text:span text:style-name="T23">sie nicht für ihre Subtypen gelten</text:span><text:span text:style-name="T14">. Aus diesem Grund</text:span><text:span text:style-name="T13"> geschieht die Generierung von Create-Regeln eines konkreten Subtyps unabhängig von den Konfigurationen zu seinem Obertypen. </text:span><text:span text:style-name="T18">Für welchen Elementtyp, </text:span><text:span text:style-name="T19">sofern es ein Fokusselement laut Metamodlel sein kann, </text:span><text:span text:style-name="T18">Regeln generiert werden </text:span><text:span text:style-name="T19">sollen</text:span><text:span text:style-name="T18">, ist </text:span><text:span text:style-name="T19">in &lt;ModuleSetOptions /&gt; zu spezifizieren (siehe 2.4.4). Genauso kann für Elementtypen festgelegt werden, ob sie </text:span><text:span text:style-name="T22">selbst </text:span><text:span text:style-name="T19">als Danglings </text:span><text:span text:style-name="T22">in Regeln zu anderen fokussierten Elementen </text:span><text:span text:style-name="T19">vorkommen dürfen und in welchem Fall (siehe 2.4.3). </text:span><text:span text:style-name="T21">Da default-Werte festgelegt werden, müssen nicht alle Elemementtypen zwangsläufig separat aufgelistet werden. Zudem müssen nicht zwangsläufig alle Subtypen aufgelistet werden: Konfigurationse</text:span><text:span text:style-name="T80">instellungen </text:span><text:span text:style-name="T82">zu</text:span><text:span text:style-name="T80"> Obertypen </text:span><text:span text:style-name="T82">werden </text:span><text:span text:style-name="T80">ihren nicht explizit auf der </text:span><text:span text:style-name="T82">Konfiguration</text:span><text:span text:style-name="T80"> angegebenen Untertypen </text:span><text:span text:style-name="T82">übertragen</text:span><text:span text:style-name="T80">. </text:span><text:span text:style-name="T81">Besitzt ein Typ eine eigene spezielle Einstellung in der </text:span><text:span text:style-name="T82">Konfiguration</text:span><text:span text:style-name="T81">, wird diese bevorzug</text:span><text:span text:style-name="T83">t.</text:span></text:p>
      <text:h text:style-name="P70" text:outline-level="2"><text:soft-page-break/><text:span text:style-name="T11">1.3. </text:span><text:span text:style-name="T19">Reduzierung der Regelmenge</text:span></text:h>
      <text:p text:style-name="P65"><text:span text:style-name="T11">Die Regelmenge kann bei Metamodellen mit vielen und tiefen Vererbungshierarchien sehr umfangreich sein. Die Regelmenge wächst mit jeder notwendigen Ersetzung von (abstrakten) Obertypen an Dangling-Positionen in initial generierten Editierregeln: Das Postprocessing muss dabei für jede Kombination von Elementtypen an den verschiedenen Dangling-Positionen in Editierregeln eine weitere Regel erstellen; also Varianten der ursprünglichen Regel. Da eine Editierregel beliebig viele Danglings enthalten kann, kann das Kreuzprodukt beliebig umfassend und somit die zusätzlichen Regeln vielzählig sein.</text:span></text:p>
      <text:p text:style-name="P65"><text:span text:style-name="T11">Da man allerdings nicht in jedem Einsatzszenario alle Varianten benötigt, sondern nur auf die allgemeinere</text:span><text:span text:style-name="T20">n Regeln </text:span><text:span text:style-name="T11">zurückgreifen möchte, lässt sich die Regelmenge per Konfiguration reduzieren. </text:span><text:span text:style-name="T20">Dies ist</text:span><text:span text:style-name="T14"> innerhalb des Bereichs &lt;Su</text:span><text:span text:style-name="T15">per</text:span><text:span text:style-name="T14">TypeReplacement /&gt; </text:span><text:span text:style-name="T15">und &lt;AbstractReplacements /&gt; für jeden Regeltyp zu konfigurieren. <text:s/>In beiden Bereichen gibt es folgende Optionen:</text:span></text:p>
      <text:p text:style-name="P63"><text:span text:style-name="T11">(1) reduceDanglings= true | false</text:span></text:p>
      <text:p text:style-name="P63"><text:span text:style-name="T11">(2) reduceContext= true | false</text:span></text:p>
      <text:p text:style-name="P63"><text:span text:style-name="T11">(1) bewirkt, dass die Regelmenge reduziert wird, da die Menge der Elementtypen, welche als Danglings innerhalb von Editierregeln in Frage kommen, auf die kleinstmögliche Menge reduziert wird; </text:span><text:span text:style-name="T17">genauer:</text:span><text:span text:style-name="T11"> </text:span><text:span text:style-name="T17">D</text:span><text:span text:style-name="T11">ie Subtypen fallen aus der Menge, sofern die Syntax des Metamodells dadurch nicht verletzt ist. </text:span><text:span text:style-name="T16">Da Obertypen in den Regeln an den Dangling-Positionen verwendet werden, sind die Regeln auch anwendbar auf Instanzen, in denen Subtypen an der gefragten Stelle auftreten. </text:span><text:span text:style-name="T11">Durch die Reduzierung der Elemente müssen weniger Varianten von Regeln generiert werden, welche sich aus den Kreuzprodukten der möglichen Elementtypen in de</text:span><text:span text:style-name="T16">n</text:span><text:span text:style-name="T11"> Dangling-</text:span><text:span text:style-name="T17">P</text:span><text:span text:style-name="T11">osition</text:span><text:span text:style-name="T16">en</text:span><text:span text:style-name="T11"> ergeben </text:span><text:span text:style-name="T16">(in einer Editierregeln können </text:span><text:span text:style-name="T17">[0..*]</text:span><text:span text:style-name="T16"> Dangling-Elements auftreten).</text:span></text:p>
      <text:p text:style-name="P66"><text:span text:style-name="T24">(2) bewirkt analog die Reduzierung der Regelmenge durch Rreduzierung der Menge von Elementtypen, welche als Kontextelement innerhalb von Editierregeln auftreten können. Auch hier werden, sofern syntaktisch durch das Metamodell erlaubt, Obertypen verwendet. Dies spart ebenfall <text:s/>eine Generierung von Varianten, die durch Ersetzung des im Metamodell als Kontext spezifizierten Obertyp durch seine verschiedenen Subtypen.</text:span></text:p>
      <text:h text:style-name="P73" text:outline-level="1">2. Konfigurationselemente</text:h>
      <text:h text:style-name="Heading_20_1" text:outline-level="1"><text:span text:style-name="T50">2.1.</text:span> MetaModel</text:h>
      <text:p text:style-name="P19">Die verwendeten Metamodelle festleg<text:span text:style-name="T69">en</text:span> und ihre Verwendung konfigurier<text:span text:style-name="T69">en.</text:span></text:p>
      <text:h text:style-name="P68" text:outline-level="2"><text:span text:style-name="T50">2.</text:span>1.<text:span text:style-name="T50">2.</text:span> MainModel</text:h>
      <text:p text:style-name="P16">Legt das Metamodell fest, für das Regeln erstellt werden sollen.</text:p>
      <text:p text:style-name="P22">Alle Modelle, von denen das Modell abhängig ist, müssen als <text:span text:style-name="T6">RequiredModel</text:span> angegeben werden.</text:p>
      <text:p text:style-name="P18">Attribute:</text:p>
      <text:list xml:id="list9010879466936839427" text:style-name="L2">
        <text:list-item>
          <text:p text:style-name="P32">nsUri (CDATA): Namespace-URI des Metamodells</text:p>
        </text:list-item>
        <text:list-item>
          <text:p text:style-name="P32">isProfile (true|false): true, wenn es sich um ein UML-Profil handelt. <text:span text:style-name="T63">Ist diese Option falsch gesetzt werden ungültige Regeln erzeugt.</text:span></text:p>
        </text:list-item>
      </text:list>
      <text:h text:style-name="P68" text:outline-level="2"><text:span text:style-name="T50">2.</text:span>1.2. RequiredModel*</text:h>
      <text:p text:style-name="Standard">Fügt ein Modell hinzu, von welchem das Hauptmodell abhängig ist.</text:p>
      <text:p text:style-name="P17">Attribute:</text:p>
      <text:list xml:id="list8647816216523101968" text:style-name="L3">
        <text:list-item>
          <text:p text:style-name="P33">nsUri: (CDATA): Namespace-URI des Modells</text:p>
        </text:list-item>
      </text:list>
      <text:p text:style-name="P16"/>
      <text:h text:style-name="P68" text:outline-level="2"><text:span text:style-name="T50">2.</text:span>1.3 MaskedClassifiers (optional)</text:h>
      <text:p text:style-name="P34">In manchen Metamodellen kommt es vor, dass Typen nicht E<text:span text:style-name="T96">C</text:span>lasses defniert sind, sondern dass andere E<text:span text:style-name="T96">C</text:span>lasses ein <text:span text:style-name="T96">E</text:span>Attribut <text:span text:style-name="T96">mit EnumerationLiteal-Typ </text:span>beinhaltet, welches eine verkap<text:span text:style-name="T96">p</text:span>te Typinformation <text:span text:style-name="T96">darstellt</text:span>. Dies ist beispielsweise in der UML Version 2.4 der Fall: Es gibt keinen ForkPseudoState oder JoinPseudoState. Dort gibt es nur eine E<text:span text:style-name="T97">C</text:span>lass PseudoState mit einem type-Attribut, welches auf ein PseudoStateKind EnumerationLiteral zeigt.</text:p>
      <text:p text:style-name="P23"><text:span text:style-name="T90">Diese verhüllte Typinformation lässt sich nicht automatisch im Generierungsalgorithmus als solche erkennen. Daher wird dem Nutzer durch die Konfiguration von sogenannten „</text:span>Masken“ <text:span text:style-name="T90">die Möglichkeit geboten, solche Verhüllungen bzw. „Masken“ zu identifizieren und für den Generierungsprozess zu defnieren. Die „Masken“ werden m.a.W. wie</text:span> eigene Typen behandelt werden. <text:span text:style-name="T90">Dadurch lassen sich speziell für einen makierten Typ Regeln generieren. Im Obigen Beispiel bedeutet dies das zusätzliche Generieren von MOVE_ForkPseudoState… anstatt nur MOVE_Pseudostate… MaskedClassifiers beinhaltet eine Liste von </text:span><text:span text:style-name="T8">Masks</text:span><text:span text:style-name="T90">.</text:span></text:p>
      <text:p text:style-name="P23"/>
      <text:h text:style-name="P74" text:outline-level="3"><text:span text:style-name="T50">2.</text:span>1.3.1. Mask*</text:h>
      <text:p text:style-name="P8">Definiert eine Maske.</text:p>
      <text:p text:style-name="P17">Attribute:</text:p>
      <text:list xml:id="list6421293023729922650" text:style-name="L4">
        <text:list-item>
          <text:p text:style-name="P35">name (CDATA): Name er Maske, die sich durch die anderen Attribute definiert wird</text:p>
        </text:list-item>
        <text:list-item>
          <text:p text:style-name="P35">eClassifier (CDATA): <text:span text:style-name="T70">Typ aus einem angegeben Metamodell.</text:span></text:p>
        </text:list-item>
        <text:list-item>
          <text:p text:style-name="P35">eAttriibute (CDATA): Name eines Attributs von eClassifier</text:p>
        </text:list-item>
        <text:list-item>
          <text:p text:style-name="P35">eAttriibute<text:span text:style-name="T1">Value</text:span> (CDATA): <text:span text:style-name="T1">Gültiger Attributwert von eEAttribute (auch Literale möglich)</text:span></text:p>
        </text:list-item>
      </text:list>
      <text:h text:style-name="P68" text:outline-level="2"><text:span text:style-name="T50">2.</text:span>1.4. RootModelElement <text:span text:style-name="T62">(optional)</text:span></text:h>
      <text:p text:style-name="Standard">?</text:p>
      <text:p text:style-name="P17">Attribute:</text:p>
      <text:list xml:id="list8387175153898821386" text:style-name="L5">
        <text:list-item>
          <text:p text:style-name="P36">name (CDATA): Name eines Elements des Metamodells oder leer</text:p>
        </text:list-item>
        <text:list-item>
          <text:p text:style-name="P36"><text:soft-page-break/>canBeNested (true|false): ?</text:p>
        </text:list-item>
      </text:list>
      <text:h text:style-name="P72" text:outline-level="1"><text:span text:style-name="T50">2.2</text:span>. Transformations</text:h>
      <text:p text:style-name="P9">Bestimmt, welche Typen von Regeln erstellt werden. Einige Regeln haben zusätzliche Einstellungsmöglichkeiten. Wird ein Regeltyp nicht angegeben, wird „enable“ als „false“ angenommen. Liste von <text:span text:style-name="T6">Transformation</text:span>.</text:p>
      <text:h text:style-name="P69" text:outline-level="2"><text:span text:style-name="T50">2.2</text:span>.1. (Transformation)*</text:h>
      <text:p text:style-name="P20"><text:span text:style-name="T5">Element-</text:span><text:span text:style-name="T4">Auswahl:</text:span></text:p>
      <text:p text:style-name="P20">CREATE, DELETE, ATTACH, DETACH, MOVE, MOVE_UP, <text:span text:style-name="T2">MOVE_DOWN, SET_ATTRIBUTE, UNSET_ATTRIBUTE, SET_REFERENCE, UNSET_REFERENCE, ADD, REMOVE, CHANGE_LITERAL, CHANGE_REFERENCE</text:span></text:p>
      <text:p text:style-name="P17">Attribute:</text:p>
      <text:list xml:id="list4907988902188492679" text:style-name="L6">
        <text:list-item>
          <text:p text:style-name="P37">enable (true|false): <text:span text:style-name="T2">Wenn auf „true“ gesetzt werden Regeln dieses Typs generiert</text:span></text:p>
        </text:list-item>
      </text:list>
      <text:p text:style-name="P17">Zusätzliche Attribute ATTACH und DETACH:</text:p>
      <text:list xml:id="list325438615634848647" text:style-name="L7">
        <text:list-item>
          <text:p text:style-name="P38">useSimpleNames <text:span text:style-name="T2">(true|false): Wenn „true“ werden die Namen der erweiterten Elemente nicht in den Namen der ATTACH- bzw. DETACH-Regel aufgenommen, solange dadurch die Namen eindeutig bleiben.</text:span></text:p>
        </text:list-item>
      </text:list>
      <text:p text:style-name="P17">Zusätzliche Attribute MOVE:</text:p>
      <text:list xml:id="list6674103362959746756" text:style-name="L8">
        <text:list-item>
          <text:p text:style-name="P39">allowReferenceSwitching <text:s/>(true|false): <text:span text:style-name="T97">Falls true, können Move Regeln erstellt werden, bei denen das Zielelternelement einen anderen Typ hat als das vorige Elternelement. Dabei darf sich dann auch die Containment-Referenz gemäß Metamodellsyntax ändern.</text:span></text:p>
        </text:list-item>
        <text:list-item>
          <text:p text:style-name="P40">allowReferenceCombinations <text:s/>(true|false): <text:span text:style-name="T51">Wenn „true“ werden Regeln vom Typ </text:span>MOVE_REFERENCE_COMBINATION <text:span text:style-name="T52">er</text:span><text:span text:style-name="T40">zeugt. </text:span><text:span text:style-name="T46">Diese Regeln werden durch Berücksichtigung der Kreuzprodukte aus allen möglichen Elternelementtypen (einschließlich Subtypen) und Containment-Referenztypen gebildet, zwischen denen Elemente verschoben werden können.</text:span></text:p>
        </text:list-item>
      </text:list>
      <text:p text:style-name="P17">Zusätzliche Attribute CHANGE_LITERAL:</text:p>
      <text:list xml:id="list6432597552688792058" text:style-name="L9">
        <text:list-item>
          <text:p text:style-name="P41">allowLiteralSwitching <text:s/>(true|false):<text:span text:style-name="T97">Falls „true“ werden Regeln vom Typ CHANGE_LITERAL generiert. Diese Regel representieren das Ändern eines Attributwerts ausgehend von jeglichem Literalwert zu jedem anderen möglichen Literalwert.</text:span></text:p>
        </text:list-item>
      </text:list>
      <text:h text:style-name="P72" text:outline-level="1"><text:span text:style-name="T50">2.3</text:span>. ConsistencyLevel</text:h>
      <text:p text:style-name="P1">Einstellungen zur Konsistenz der erstellten Regeln.</text:p>
      <text:h text:style-name="P68" text:outline-level="2"><text:span text:style-name="T50">2.3</text:span>.1. CreateMandatoryChildren</text:h>
      <text:p text:style-name="P10">Bestimmt, ob benötigte (mandatory) Kinder in den Regeln generiert werden sollen.</text:p>
      <text:p text:style-name="P17">Attribute:</text:p>
      <text:list xml:id="list1796966563450574034" text:style-name="L10">
        <text:list-item>
          <text:p text:style-name="P42">enable (true|false): <text:span text:style-name="T3">Wenn „true“ werden mandatory children erstellt</text:span></text:p>
        </text:list-item>
      </text:list>
      <text:h text:style-name="P68" text:outline-level="2"><text:span text:style-name="T50">2.3</text:span>.2. CreateMandatoryNeighbours</text:h>
      <text:p text:style-name="P10">Bestimmt, ob benötigte (mandatory) Nachbarn in den Regeln generiert werden sollen.</text:p>
      <text:p text:style-name="P17">Attribute:</text:p>
      <text:list xml:id="list8511027595410316777" text:style-name="L11">
        <text:list-item>
          <text:p text:style-name="P43">enable (true|false): <text:span text:style-name="T3">Wenn „true“ werden mandatory neighbours erstellt</text:span></text:p>
        </text:list-item>
      </text:list>
      <text:h text:style-name="P68" text:outline-level="2"><text:soft-page-break/><text:span text:style-name="T50">2.3</text:span>.3. CreateMultiplicityPreconditions</text:h>
      <text:p text:style-name="P11">Bestimmt, ob in den Regeln <text:span text:style-name="T90">&lt;&lt;forbid&gt;&gt;/&lt;&lt;require&gt;&gt; Knoten und Kanten</text:span> generiert werden sollen, <text:span text:style-name="T90">welche ein Muster von Vorbedingungen für eine Änderung defnieren.</text:span> <text:span text:style-name="T90">Vorbedingungen sind Einschränkungen, die durch Multiplizitäten an eingehenden oder ausgehenden</text:span> Referenzen <text:span text:style-name="T90">im Metamodell definiert sind.</text:span></text:p>
      <text:p text:style-name="P17">Attribute:</text:p>
      <text:list xml:id="list8046950785364450863" text:style-name="L12">
        <text:list-item>
          <text:p text:style-name="P44">enable (true|false): Wenn „true“ werden Knoten erstellt, die Einschränkungen bezüglich von <text:span text:style-name="T71">Multiplizitäten</text:span> umsetzen</text:p>
        </text:list-item>
      </text:list>
      <text:h text:style-name="P72" text:outline-level="1"><text:span text:style-name="T50">2.4</text:span>. CompletnessLevel</text:h>
      <text:p text:style-name="P1">Definiert die Vollständigkeit einzelner Regeln und der Regelmenge.</text:p>
      <text:h text:style-name="P68" text:outline-level="2"><text:span text:style-name="T50">2.4</text:span>.1. AbstractReplacements</text:h>
      <text:p text:style-name="P59">Da von abstrakten Elementen keine Instanzen erstellt werden dürfen, dürfen auch die generierten Regeln ein solchen Verhalten nicht darstellen. Abstrakte Typen dürfen aber durchaus als <text:span text:style-name="T98">D</text:span>angling Elements oder als Kontextelemente innerhalb von Regeln auftreten.</text:p>
      <text:p text:style-name="P59">Um alle möglichen Verhaltensweisen mit Regeln in den Editierregelsets abzubilden, müssen auch Regeln enthalten sein bzw. generiert werden, in denen mandatory, dangling Elements abstrakte Typen haben. Dies ist aber nicht zwangsläufig immer gewünscht, da man u.U. genauer steuer<text:span text:style-name="T98">n</text:span> möchte, welche konkreteren Ausprägungen in den <text:span text:style-name="T94">D</text:span>anglings vorkommen sollen. Aus diesem Grund besitzt SERGe einen <text:span text:style-name="T94">Postprocessing-</text:span>Algorithmus zur Ersetzung von abstrakten, mandatory, dangling Elements in bereits generierten Regeln. Diese Erstetzung lässt sich für jeden Regeltyp an oder abschalten. Bei der Ersetzung werden, je nach Fall, Regelinhalte ersetzt oder sogar zusätzliche Varianten von Regeln generiert (da die Ersetzung u.U. auch rekursiv neue mandatory <text:span text:style-name="T98">D</text:span>anglings oder <text:span text:style-name="T98">P</text:span>reconditions fordert). Der Algorithmus ist standardmäßig angeschaltet, lässt sich aber wie im folgenden beschrieben ausschalten, so dass die Regelmenge bzw. die Regelinhalte hinsichtlich der (rekursiv hinzugekommenen) danglings reduziert wird: reduceDanglings=true schaltet die Ersetzung aus.</text:p>
      <text:p text:style-name="P14"><text:span text:style-name="T90">Wenn ein Regeltyp nicht angegeben ist, wird das Attribut </text:span><text:span text:style-name="T92">„reduceDanglings“ </text:span><text:span text:style-name="T90">für ihn als „false“ angenommen. </text:span><text:s/><text:span text:style-name="T3">Liste von <text:s/></text:span><text:span text:style-name="T7">AbstractReplacement</text:span><text:span text:style-name="T12">.</text:span></text:p>
      <text:h text:style-name="P74" text:outline-level="3"><text:span text:style-name="T50">2.4</text:span>.1.1. AbstractReplacement*</text:h>
      <text:p text:style-name="P17">Attribute:</text:p>
      <text:list xml:id="list5964087836519592737" text:style-name="L13">
        <text:list-item>
          <text:p text:style-name="P45"><text:span text:style-name="T53">ruleType (CREATE_DELETE | MOVE | MOVE_UP | MOVE_DOWN | SET_UNSET_ATTRIBUTE | SET_UNSET_REFERENCE | ADD_REMOVE | CHANGE_REFERENCE | CHANGE_LITERAL | ATTACH_DETACH</text:span><text:span text:style-name="T35">): Regeln auf die sich diese Einstellung bezieht</text:span></text:p>
        </text:list-item>
        <text:list-item>
          <text:p text:style-name="P45"><text:span text:style-name="T34">reduceDanglings (true|false): Wenn „true“, </text:span><text:span text:style-name="T43">dann werden</text:span><text:span text:style-name="T34"> </text:span><text:span text:style-name="T39">für Danglings </text:span><text:span text:style-name="T38">keine</text:span><text:span text:style-name="T39"> Regelvarianten </text:span><text:span text:style-name="T41">generiert</text:span><text:span text:style-name="T39">, </text:span><text:span text:style-name="T43">sofern</text:span><text:span text:style-name="T39"> der </text:span><text:span text:style-name="T43">ursprüngliche </text:span><text:span text:style-name="T39">Elementtyp abstrakt ist.</text:span></text:p>
        </text:list-item>
      </text:list>
      <text:h text:style-name="P68" text:outline-level="2"><text:span text:style-name="T50">2.4</text:span>.2. SupertypeReplacements</text:h>
      <text:p text:style-name="P15">Analog zu AbstractReplacements kann auch eine SupertypReplacement gefordert oder ausgeschaltet werden. SupertypReplacements bezieht sich nur auf Obertypen die bereits konkret <text:soft-page-break/>sind. Hier werden ebenfalls Typen in den Regelinhalten ersetzt (sofern der Obertyp nicht gewünscht war lt. Config) oder/und neue Varianten von Regeln generiert. <text:span text:style-name="T91">Außerdem lässt sich hier ebenfalls einstellen, ob die Typersetzung bzw. Variantengenerierung auch die Kontextelemente einer Regel betrachten bzw. ersetzen soll.</text:span></text:p>
      <text:p text:style-name="P2"><text:span text:style-name="T66">Wird ein Regeltyp nicht angegeben, werden die Attribute „r</text:span><text:span text:style-name="T42">educeDanglings“ und „reduceContext“ als „false“ angenommen. </text:span>Liste von <text:span text:style-name="T6">SupertypeReplacement</text:span>.</text:p>
      <text:h text:style-name="P74" text:outline-level="3"><text:span text:style-name="T50">2.4</text:span>.2.1. SupertypeReplacement*</text:h>
      <text:p text:style-name="P17">Attribute:</text:p>
      <text:list xml:id="list5835703765644298297" text:style-name="L14">
        <text:list-item>
          <text:p text:style-name="P46"><text:span text:style-name="T53">ruleType (CREATE_DELETE | MOVE | MOVE_UP | MOVE_DOWN | SET_UNSET_ATTRIBUTE | SET_UNSET_REFERENCE | ADD_REMOVE | CHANGE_REFERENCE | CHANGE_LITERAL | ATTACH_DETACH</text:span><text:span text:style-name="T35">): Regeln auf die sich diese Einstellung bezieht.</text:span></text:p>
        </text:list-item>
        <text:list-item>
          <text:p text:style-name="P46"><text:span text:style-name="T34">reduceDanglings (true|false): Wenn „true“, </text:span><text:span text:style-name="T44">dann </text:span><text:span text:style-name="T34">werden für Danglings </text:span><text:span text:style-name="T36">keine </text:span><text:span text:style-name="T37">Varianten für Untertypen des Typs erstellt.</text:span></text:p>
        </text:list-item>
        <text:list-item>
          <text:p text:style-name="P46"><text:span text:style-name="T34">reduceContext (true|false): Wenn „true“, </text:span><text:span text:style-name="T45">dann</text:span><text:span text:style-name="T34">werden </text:span><text:span text:style-name="T36">keine</text:span><text:span text:style-name="T34"> Varianten für Untertypen des Kontextelements erstellt.</text:span></text:p>
        </text:list-item>
      </text:list>
      <text:h text:style-name="P68" text:outline-level="2"><text:span text:style-name="T50">2.4</text:span>.3. ModuleInteralOptions</text:h>
      <text:p text:style-name="P3">Einstellungen, die einzelne Regeln betreffen.</text:p>
      <text:h text:style-name="P74" text:outline-level="3"><text:span text:style-name="T50">2.4</text:span>.3.1. CreateOptionalAttributes</text:h>
      <text:p text:style-name="P7">Bestimmt<text:span text:style-name="T67"> </text:span>nur benötigte (mandatory) <text:span text:style-name="T67">oder auch optionale </text:span>Attribute in den Regeln erstellt werden sollen.</text:p>
      <text:p text:style-name="P17">Attribute:</text:p>
      <text:list xml:id="list718631938212941467" text:style-name="L15">
        <text:list-item>
          <text:p text:style-name="P47">enable (true|false): Wenn „true“ werden auch <text:span text:style-name="T93">alle </text:span>optionale Attribute in die Regeln <text:span text:style-name="T65">erstellt.</text:span></text:p>
          <text:p text:style-name="P48">(also jene, deren lowerbound-Multiplizität im Metamodell 0 ist).</text:p>
        </text:list-item>
      </text:list>
      <text:h text:style-name="P74" text:outline-level="3"><text:span text:style-name="T50">2.4.</text:span>3.2. DanglingNodeSettings</text:h>
      <text:p text:style-name="P4">Einstellungen für Danglings.</text:p>
      <text:p text:style-name="P5">Attribute:</text:p>
      <text:list xml:id="list7019564271619240468" text:style-name="L16">
        <text:list-item>
          <text:p text:style-name="P60"><text:span text:style-name="T55">defaultTypeInclusion (never|ifRequired|always): Wert für „include“, der für nicht aufgel</text:span><text:span text:style-name="T56">i</text:span><text:span text:style-name="T55">stete Typen impliziert wird. Siehe </text:span><text:span text:style-name="T10">DanglingNodeSetting.</text:span></text:p>
        </text:list-item>
      </text:list>
      <text:p text:style-name="P26"><text:span text:style-name="T50">2.</text:span>5.3.2.<text:span text:style-name="T53">1</text:span>. <text:span text:style-name="T53">DanglingNodeSetting</text:span>*</text:p>
      <text:p text:style-name="P21">Legt explizit fest, wann ein Typ als Dangling auftreten darf.</text:p>
      <text:p text:style-name="P17">Attribute:</text:p>
      <text:list xml:id="list355354787281580192" text:style-name="L17">
        <text:list-item>
          <text:p text:style-name="P49"><text:span text:style-name="T53">t</text:span>ype (CDATA): Name eines Typs i<text:span text:style-name="T64">n einem angegeben</text:span> Metamodell</text:p>
        </text:list-item>
        <text:list-item>
          <text:p text:style-name="P50"><text:span text:style-name="T53">include</text:span> (<text:span text:style-name="T55">never|ifRequired|always</text:span>):</text:p>
          <text:list>
            <text:list-item>
              <text:p text:style-name="P51">never: Der Typ <text:span text:style-name="T64">soll </text:span>niemals als Dangling auf<text:span text:style-name="T64">treten</text:span></text:p>
            </text:list-item>
            <text:list-item>
              <text:p text:style-name="P52">always: Der Typ darf als Dangling auftreten</text:p>
            </text:list-item>
            <text:list-item>
              <text:p text:style-name="P52">ifRequired: Der Typ <text:span text:style-name="T64">soll</text:span> nur als Dangling auf<text:span text:style-name="T64">treten</text:span>, wenn er <text:span text:style-name="T61">(je nach Regeltyp) von einem direkten/indirekten Kind oder Subtyp eines als „always“ deklarierten Typ benötigt wird </text:span><text:span text:style-name="T26">(z.B. wenn er ein mandatory Neighbor für andere lt. Metamodell darstellt; </text:span><text:span text:style-name="T27">m.a.W. wenn eine Referenz auf diesen Typen mit einer LowerBound-Multiplizität <text:s/>von 1 oder größer zeigt.</text:span><text:span text:style-name="T26">). </text:span><text:span text:style-name="T28">Bei Ermittlung von benötigten Typen wird rekursiv vorgegangen. Dabei </text:span><text:soft-page-break/><text:span text:style-name="T28">werden auch Oberklassen und (bei abstrakten Klassen) Unterklassen berücksichtigt. </text:span><text:span text:style-name="T26">Falls</text:span><text:span text:style-name="T25"> ein Typ mehrere Obertypen </text:span><text:span text:style-name="T26">hat, </text:span><text:span text:style-name="T25">haben die Optionen „ALWAYS“ und „NEVER“ Vorrang vor „IF_REQUIRED“. </text:span><text:span text:style-name="T30">Sollte ein</text:span><text:span text:style-name="T29"> Konflikt zwischen „ALWAYS“ und „NEVER“ <text:s/></text:span><text:span text:style-name="T30">auftreten</text:span><text:span text:style-name="T29"> wird die vo</text:span><text:span text:style-name="T30">m</text:span><text:span text:style-name="T29"> Nutzer definierte </text:span><text:span text:style-name="T31">Defaulteinstellung</text:span><text:span text:style-name="T29"> verwendet.</text:span></text:p>
            </text:list-item>
          </text:list>
        </text:list-item>
      </text:list>
      <text:h text:style-name="P68" text:outline-level="2"><text:span text:style-name="T50">2.4</text:span>.4. ModuleSetOptions</text:h>
      <text:p text:style-name="P3">Einstellungen, die die Menge der <text:span text:style-name="T65">generierten</text:span> Regeln betreffen.</text:p>
      <text:h text:style-name="P75" text:outline-level="3"><text:span text:style-name="T50">2.4</text:span>.4.1. <text:span text:style-name="T58">ModuleGenerationSettings</text:span></text:h>
      <text:p text:style-name="P6">Legt fest, für welche Typen Regeln erstellt werden, d.h. diese als Fokuselement auftreten können. <text:span text:style-name="T64">In der Regel betrifft dies nur Typen des Haupt-Metamodells.</text:span></text:p>
      <text:p text:style-name="P17">Attribute:</text:p>
      <text:list xml:id="list3136153625282257747" text:style-name="L18">
        <text:list-item>
          <text:p text:style-name="P53">defaultGenerationCase (never|ifRequired|always): <text:span text:style-name="T55">Wert für „</text:span><text:span text:style-name="T54">case</text:span><text:span text:style-name="T55">“, der für nicht </text:span><text:span text:style-name="T57">aufgelistete</text:span><text:span text:style-name="T55"> Typen impliziert wird. Siehe </text:span><text:span text:style-name="T9">GenerateModulesFor.</text:span></text:p>
        </text:list-item>
      </text:list>
      <text:p text:style-name="P25"><text:span text:style-name="T50">2.5</text:span>.<text:span text:style-name="T59">4</text:span>.<text:span text:style-name="T58">1</text:span>.<text:span text:style-name="T59">1.</text:span> <text:span text:style-name="T58">GenerateModulesFor</text:span>*</text:p>
      <text:p text:style-name="Standard">Legt fest ob ein Typ als F<text:span text:style-name="T48">o</text:span>kuselement verwendet werden soll, d.h. Regeln für ihn <text:span text:style-name="T68">generiert</text:span> werden sollen.</text:p>
      <text:p text:style-name="P17">Attribute:</text:p>
      <text:list xml:id="list3123725775737767665" text:style-name="L19">
        <text:list-item>
          <text:p text:style-name="P56"><text:span text:style-name="T58">t</text:span>ype (CDATA): Name eines Typs im Metamodell</text:p>
        </text:list-item>
        <text:list-item>
          <text:p text:style-name="P54">case (never|ifRequired|always):</text:p>
          <text:list>
            <text:list-item>
              <text:p text:style-name="P54">never: Für den Typ werden keine Regeln generiert.</text:p>
            </text:list-item>
            <text:list-item>
              <text:p text:style-name="P55">always: Für den Typ werden Regeln erstellt.</text:p>
            </text:list-item>
            <text:list-item>
              <text:p text:style-name="P55">ifRequired: Für den Typ werden nur Regeln <text:s/>generiert, wenn e<text:span text:style-name="T60">r von einem anderen Typ oder von einem UML-Stereotyp direkt oder indirekt benötigt wird </text:span><text:span text:style-name="T26">(</text:span><text:span text:style-name="T27">m.a.W. wenn eine Referenz auf diesen Typen mit einer LowerBound-Multiplizität <text:s/>von 1 oder größer zeigt.</text:span><text:span text:style-name="T26">). </text:span><text:span text:style-name="T28">Bei Ermittlung von benötigten Typen wird rekursiv vorgegangen. Dabei werden auch Oberklassen und (bei abstrakten Klassen) Unterklassen berücksichtigt. </text:span><text:span text:style-name="T27">Ein Auslassen des Typ bzw. der generierten Regeln kann bei der Regelausführung die Konsistenz des Modells verletzen oder viel eher sogar andere Regeln gar nicht erst anwendbar machen, da im Modell die notwendige Elemente fehlen. </text:span><text:span text:style-name="T26">Falls</text:span><text:span text:style-name="T25"> ein Typ mehrere Obertypen </text:span><text:span text:style-name="T26">hat, </text:span><text:span text:style-name="T25">haben die Optionen „ALWAYS“ und „NEVER“ Vorrang vor „IF_REQUIRED“. </text:span><text:span text:style-name="T30">Sollte ein</text:span><text:span text:style-name="T29"> Konflikt zwischen „ALWAYS“ und „NEVER“ <text:s/></text:span><text:span text:style-name="T30">auftreten</text:span><text:span text:style-name="T29"> wird die vo</text:span><text:span text:style-name="T30">m</text:span><text:span text:style-name="T29"> Nutzer definierte </text:span><text:span text:style-name="T31">Defaulteinstellung</text:span><text:span text:style-name="T29"> verwendet.</text:span></text:p>
              <text:p text:style-name="P54"/>
            </text:list-item>
          </text:list>
        </text:list-item>
      </text:list>
      <text:p text:style-name="Text_20_body"/>
      <text:h text:style-name="Heading_20_1" text:outline-level="1"><text:span text:style-name="T50">3</text:span>. Beispiel</text:h>
      <text:p text:style-name="P13">Dieses Beispiel zeigt eine mögliche Konfiguration für UML-Statemachines.</text:p>
      <text:p text:style-name="P27"/>
      <text:p text:style-name="P24"><text:span text:style-name="T72">&lt;?</text:span><text:span text:style-name="T74">xml</text:span><text:span text:style-name="T76"> </text:span><text:span text:style-name="T77">version</text:span><text:span text:style-name="T78">=</text:span><text:span text:style-name="T84">"1.0"</text:span><text:span text:style-name="T76"> </text:span><text:span text:style-name="T77">encoding</text:span><text:span text:style-name="T78">=</text:span><text:span text:style-name="T84">"UTF-8"</text:span><text:span text:style-name="T72">?&gt;</text:span></text:p>
      <text:p text:style-name="P28"><text:span text:style-name="T72">&lt;!</text:span><text:span text:style-name="T74">DOCTYPE</text:span><text:span text:style-name="T76"> </text:span><text:span text:style-name="T72">Config</text:span><text:span text:style-name="T76"> </text:span><text:span text:style-name="T85">SYSTEM</text:span><text:span text:style-name="T76"> </text:span><text:span text:style-name="T86">"org.sidiff.editrule.generator.serge.config.dtd"</text:span><text:span text:style-name="T76"> </text:span><text:span text:style-name="T72">&gt;</text:span></text:p>
      <text:p text:style-name="P30"/>
      <text:p text:style-name="P28"><text:span text:style-name="T72">&lt;</text:span><text:span text:style-name="T74">Config</text:span><text:span text:style-name="T72">&gt;</text:span></text:p>
      <text:p text:style-name="P28"><text:span text:style-name="T79"><text:s/></text:span><text:span text:style-name="T72">&lt;</text:span><text:span text:style-name="T74">MetaModel</text:span><text:span text:style-name="T72">&gt;</text:span></text:p>
      <text:p text:style-name="P28"><text:span text:style-name="T79"><text:s text:c="5"/></text:span><text:span text:style-name="T72">&lt;</text:span><text:span text:style-name="T74">MainModel</text:span><text:span text:style-name="T76"> </text:span><text:span text:style-name="T77">nsUri</text:span><text:span text:style-name="T78">=</text:span><text:span text:style-name="T84">"</text:span><text:a xlink:type="simple" xlink:href="http://www.eclipse.org/uml2/4.0.0/UML" text:style-name="Internet_20_link" text:visited-style-name="Visited_20_Internet_20_Link">http://www.eclipse.org/uml2/4.0.0/UML</text:a><text:span text:style-name="T84">" </text:span><text:span text:style-name="T77">isProfile</text:span><text:span text:style-name="T78">=</text:span><text:span text:style-name="T84">"false"</text:span><text:span text:style-name="T76"> </text:span><text:span text:style-name="T72">/&gt;</text:span></text:p>
      <text:p text:style-name="P28"><text:span text:style-name="T78"><text:s text:c="5"/></text:span><text:span text:style-name="T72">&lt;</text:span><text:span text:style-name="T74">RequiredModel</text:span><text:span text:style-name="T76"> </text:span><text:span text:style-name="T77">nsUri</text:span><text:span text:style-name="T78">=</text:span><text:span text:style-name="T84">"http://www.eclipse.org/uml2/4.0.0/Types"</text:span><text:span text:style-name="T76"> </text:span><text:span text:style-name="T72">/&gt;</text:span></text:p>
      <text:p text:style-name="P28"><text:span text:style-name="T78"><text:s text:c="5"/></text:span><text:span text:style-name="T72">&lt;</text:span><text:span text:style-name="T74">RequiredModel</text:span><text:span text:style-name="T76"> </text:span><text:span text:style-name="T77">nsUri</text:span><text:span text:style-name="T78">=</text:span><text:span text:style-name="T84">"http://www.eclipse.org/emf/2002/Ecore"</text:span><text:span text:style-name="T76"> </text:span><text:span text:style-name="T72">/&gt;</text:span></text:p>
      <text:p text:style-name="P28"><text:span text:style-name="T78"><text:s text:c="5"/></text:span><text:span text:style-name="T72">&lt;</text:span><text:span text:style-name="T74">MaskedClassifiers</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Initial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 <text:tab/><text:tab/> <text:s text:c="3"/><text:tab/><text:tab/></text:span><text:span text:style-name="T77">eAttributeValue</text:span><text:span text:style-name="T78">=</text:span><text:span text:style-name="T84">"initial"</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Choice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tab/> <text:s text:c="3"/><text:tab/><text:tab/></text:span><text:span text:style-name="T77">eAttributeValue</text:span><text:span text:style-name="T78">=</text:span><text:span text:style-name="T84">"choice"</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DeepHistory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span><text:span text:style-name="T77">eAttributeValue</text:span><text:span text:style-name="T78">=</text:span><text:span text:style-name="T84">"deepHistory"</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ShallowHistory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span><text:span text:style-name="T77">eAttributeValue</text:span><text:span text:style-name="T78">=</text:span><text:span text:style-name="T84">"shallowHistory"</text:span><text:span text:style-name="T76"> </text:span><text:span text:style-name="T72">/&gt;</text:span></text:p>
      <text:p text:style-name="P29"><text:span text:style-name="T78"><text:s text:c="7"/></text:span><text:span text:style-name="T72">&lt;</text:span><text:span text:style-name="T74">Mask</text:span><text:span text:style-name="T76"> </text:span><text:span text:style-name="T77">name</text:span><text:span text:style-name="T78">=</text:span><text:span text:style-name="T84">"Join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p>
      <text:p text:style-name="P29"><text:span text:style-name="T84"><text:tab/></text:span><text:span text:style-name="T77">eAttributeValue</text:span><text:span text:style-name="T78">=</text:span><text:span text:style-name="T84">"join"</text:span><text:span text:style-name="T76"> </text:span><text:span text:style-name="T72">/&gt;</text:span></text:p>
      <text:p text:style-name="P29"><text:span text:style-name="T78"><text:s text:c="7"/></text:span><text:span text:style-name="T72">&lt;</text:span><text:span text:style-name="T74">Mask</text:span><text:span text:style-name="T76"> </text:span><text:span text:style-name="T77">name</text:span><text:span text:style-name="T78">=</text:span><text:span text:style-name="T84">"Fork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p>
      <text:p text:style-name="P29"><text:span text:style-name="T84"><text:tab/></text:span><text:span text:style-name="T77">eAttributeValue</text:span><text:span text:style-name="T78">=</text:span><text:span text:style-name="T84">"fork"</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Junction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span><text:span text:style-name="T77">eAttributeValue</text:span><text:span text:style-name="T78">=</text:span><text:span text:style-name="T84">"junction"</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EntryPoint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span><text:span text:style-name="T77">eAttributeValue</text:span><text:span text:style-name="T78">=</text:span><text:span text:style-name="T84">"entryPoint"</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ExitPoint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tab/></text:span><text:span text:style-name="T77">eAttributeValue</text:span><text:span text:style-name="T78">=</text:span><text:span text:style-name="T84">"exitPoint"</text:span><text:span text:style-name="T76"> </text:span><text:span text:style-name="T72">/&gt;</text:span></text:p>
      <text:p text:style-name="P28"><text:span text:style-name="T78"><text:s text:c="7"/></text:span><text:span text:style-name="T72">&lt;</text:span><text:span text:style-name="T74">Mask</text:span><text:span text:style-name="T76"> </text:span><text:span text:style-name="T77">name</text:span><text:span text:style-name="T78">=</text:span><text:span text:style-name="T84">"TerminatePseudostate"</text:span><text:span text:style-name="T76"> </text:span><text:span text:style-name="T77">eClassifier</text:span><text:span text:style-name="T78">=</text:span><text:span text:style-name="T84">"Pseudostate"</text:span><text:span text:style-name="T76"> </text:span><text:span text:style-name="T77">eAttribute</text:span><text:span text:style-name="T78">=</text:span><text:span text:style-name="T84">"kind"</text:span><text:span text:style-name="T76"> <text:tab/></text:span><text:span text:style-name="T77">eAttributeValue</text:span><text:span text:style-name="T78">=</text:span><text:span text:style-name="T84">"terminate"</text:span><text:span text:style-name="T76"> </text:span><text:span text:style-name="T72">/&gt;</text:span><text:span text:style-name="T78"><text:tab/></text:span></text:p>
      <text:p text:style-name="P28"><text:span text:style-name="T79"><text:s text:c="5"/></text:span><text:span text:style-name="T72">&lt;/</text:span><text:span text:style-name="T74">MaskedClassifiers</text:span><text:span text:style-name="T72">&gt;</text:span></text:p>
      <text:p text:style-name="P29"><text:span text:style-name="T78"><text:s text:c="5"/></text:span><text:span text:style-name="T72">&lt;</text:span><text:span text:style-name="T74">RootModelElement</text:span><text:span text:style-name="T76"> </text:span><text:span text:style-name="T77">name</text:span><text:span text:style-name="T78">=</text:span><text:span text:style-name="T84">"StateMachine"</text:span><text:span text:style-name="T76"> </text:span><text:span text:style-name="T77">canBeNested</text:span><text:span text:style-name="T78">=</text:span><text:span text:style-name="T84">"true"</text:span><text:span text:style-name="T76"> </text:span><text:span text:style-name="T72">/&gt;</text:span></text:p>
      <text:p text:style-name="P29"><text:span text:style-name="T72">&lt;/</text:span><text:span text:style-name="T74">MetaModel</text:span><text:span text:style-name="T72">&gt;</text:span></text:p>
      <text:p text:style-name="P30"/>
      <text:p text:style-name="P28"><text:span text:style-name="T72">&lt;</text:span><text:span text:style-name="T74">Transformations</text:span><text:span text:style-name="T72">&gt;</text:span></text:p>
      <text:p text:style-name="P28"><text:span text:style-name="T78"><text:tab/></text:span><text:span text:style-name="T72">&lt;</text:span><text:span text:style-name="T74">CREAT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DELET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MOVE</text:span><text:span text:style-name="T76"> </text:span><text:span text:style-name="T77">enable</text:span><text:span text:style-name="T78">=</text:span><text:span text:style-name="T84">"true"</text:span><text:span text:style-name="T76"> </text:span><text:span text:style-name="T77">allowReferenceSwitching</text:span><text:span text:style-name="T78">=</text:span><text:span text:style-name="T84">"true" </text:span><text:span text:style-name="T77">allowReferenceCombinations</text:span><text:span text:style-name="T78">=</text:span><text:span text:style-name="T84">"true"</text:span><text:span text:style-name="T76"> </text:span><text:span text:style-name="T72">/&gt;</text:span></text:p>
      <text:p text:style-name="P28"><text:span text:style-name="T78"><text:tab/></text:span><text:span text:style-name="T72">&lt;</text:span><text:span text:style-name="T74">MOVE_UP</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MOVE_DOWN</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SET_ATTRIBUT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UNSET_ATTRIBUT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SET_REFERENC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UNSET_REFERENC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ADD</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REMOVE</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CHANGE_LITERAL</text:span><text:span text:style-name="T76"> </text:span><text:span text:style-name="T77">enable</text:span><text:span text:style-name="T78">=</text:span><text:span text:style-name="T84">"true"</text:span><text:span text:style-name="T76"> </text:span><text:span text:style-name="T77">allowLiteralSwitching</text:span><text:span text:style-name="T78">=</text:span><text:span text:style-name="T84">"true"</text:span><text:span text:style-name="T76"> </text:span><text:span text:style-name="T72">/&gt;</text:span></text:p>
      <text:p text:style-name="P28"><text:span text:style-name="T78"><text:tab/></text:span><text:span text:style-name="T72">&lt;</text:span><text:span text:style-name="T74">CHANGE_REFERENCE</text:span><text:span text:style-name="T76"> </text:span><text:span text:style-name="T77">enable</text:span><text:span text:style-name="T78">=</text:span><text:span text:style-name="T84">"true"</text:span><text:span text:style-name="T76"> </text:span><text:span text:style-name="T72">/&gt;</text:span></text:p>
      <text:p text:style-name="P28"><text:span text:style-name="T72">&lt;/</text:span><text:span text:style-name="T74">Transformations</text:span><text:span text:style-name="T72">&gt;</text:span></text:p>
      <text:p text:style-name="P30"/>
      <text:p text:style-name="P28"><text:span text:style-name="T72">&lt;</text:span><text:span text:style-name="T74">ConsistencyLevel</text:span><text:span text:style-name="T72">&gt;</text:span></text:p>
      <text:p text:style-name="P28"><text:span text:style-name="T78"><text:tab/></text:span><text:span text:style-name="T72">&lt;</text:span><text:span text:style-name="T74">CreateMandatoryChildren</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CreateMandatoryNeighbours</text:span><text:span text:style-name="T76"> </text:span><text:span text:style-name="T77">enable</text:span><text:span text:style-name="T78">=</text:span><text:span text:style-name="T84">"true"</text:span><text:span text:style-name="T76"> </text:span><text:span text:style-name="T72">/&gt;</text:span></text:p>
      <text:p text:style-name="P28"><text:span text:style-name="T78"><text:tab/></text:span><text:span text:style-name="T72">&lt;</text:span><text:span text:style-name="T74">CreateMultiplicityPreconditions </text:span><text:span text:style-name="T77">enable</text:span><text:span text:style-name="T78">=</text:span><text:span text:style-name="T84">"true"</text:span><text:span text:style-name="T76"> </text:span><text:span text:style-name="T72">/&gt;</text:span></text:p>
      <text:p text:style-name="P28"><text:span text:style-name="T72">&lt;/</text:span><text:span text:style-name="T74">ConsistencyLevel</text:span><text:span text:style-name="T72">&gt;</text:span></text:p>
      <text:p text:style-name="P30"/>
      <text:p text:style-name="P29"><text:span text:style-name="T72">&lt;</text:span><text:span text:style-name="T74">CompletnessLevel</text:span><text:span text:style-name="T72">&gt;</text:span></text:p>
      <text:p text:style-name="P29"><text:span text:style-name="T78"><text:s text:c="3"/></text:span><text:span text:style-name="T72">&lt;</text:span><text:span text:style-name="T74">AbstractReplacements</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CREATE_DELETE"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ADD_REMOVE"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MOVE"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MOVE_UP"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MOVE_DOWN"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SET_UNSET_ATTRIBUTE"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SET_UNSET_REFERENCE"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CHANGE_LITERAL" </text:span><text:span text:style-name="T77">reduceDanglings</text:span><text:span text:style-name="T78">=</text:span><text:span text:style-name="T84">"true"</text:span><text:span text:style-name="T76"> </text:span><text:span text:style-name="T72">/&gt;</text:span></text:p>
      <text:p text:style-name="P28"><text:span text:style-name="T78"><text:tab/></text:span><text:span text:style-name="T72">&lt;</text:span><text:span text:style-name="T74">AbstractReplacement</text:span><text:span text:style-name="T76"> </text:span><text:span text:style-name="T77">ruleType</text:span><text:span text:style-name="T78">=</text:span><text:span text:style-name="T84">"CHANGE_REFERENCE" </text:span><text:span text:style-name="T77">reduceDanglings</text:span><text:span text:style-name="T78">=</text:span><text:span text:style-name="T84">"true"</text:span><text:span text:style-name="T76"> </text:span><text:span text:style-name="T72">/&gt;</text:span></text:p>
      <text:p text:style-name="P28"><text:span text:style-name="T78"><text:s text:c="4"/></text:span><text:span text:style-name="T72">&lt;/</text:span><text:span text:style-name="T74">AbstractReplacements</text:span><text:span text:style-name="T72">&gt;</text:span></text:p>
      <text:p text:style-name="P28"><text:soft-page-break/><text:span text:style-name="T78"><text:s/></text:span><text:span text:style-name="T72">&lt;</text:span><text:span text:style-name="T74">SupertypeReplacements</text:span><text:span text:style-name="T72">&gt;</text:span></text:p>
      <text:p text:style-name="P29"><text:span text:style-name="T72"><text:s text:c="6"/>&lt;</text:span><text:span text:style-name="T74">SupertypeReplacement</text:span><text:span text:style-name="T76"> </text:span><text:span text:style-name="T77">ruleType</text:span><text:span text:style-name="T78">=</text:span><text:span text:style-name="T84">"CREATE_DELETE" </text:span><text:span text:style-name="T77">reduceDanglings</text:span><text:span text:style-name="T78">=</text:span><text:span text:style-name="T84">"true"</text:span></text:p>
      <text:p text:style-name="P29"><text:span text:style-name="T84"><text:tab/><text:tab/><text:tab/> <text:s text:c="8"/></text:span><text:span text:style-name="T77">reduceContext</text:span><text:span text:style-name="T78">=</text:span><text:span text:style-name="T84">"true"</text:span><text:span text:style-name="T76"> </text:span><text:span text:style-name="T72">/&gt;</text:span></text:p>
      <text:p text:style-name="P28"><text:span text:style-name="T78"><text:s text:c="6"/></text:span><text:span text:style-name="T72">&lt;</text:span><text:span text:style-name="T74">SupertypeReplacement</text:span><text:span text:style-name="T76"> </text:span><text:span text:style-name="T77">ruleType</text:span><text:span text:style-name="T78">=</text:span><text:span text:style-name="T84">"ADD_REMOVE" </text:span><text:span text:style-name="T77">reduceDanglings</text:span><text:span text:style-name="T78">=</text:span><text:span text:style-name="T84">"true"</text:span><text:span text:style-name="T76"> </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MOVE" </text:span><text:span text:style-name="T77">reduceDanglings</text:span><text:span text:style-name="T78">=</text:span><text:span text:style-name="T84">"true"</text:span><text:span text:style-name="T76"> </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MOVE_UP" </text:span><text:span text:style-name="T77">reduceDanglings</text:span><text:span text:style-name="T78">=</text:span><text:span text:style-name="T84">"true"</text:span><text:span text:style-name="T76"> </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MOVE_DOWN" </text:span><text:span text:style-name="T77">reduceDanglings</text:span><text:span text:style-name="T78">=</text:span><text:span text:style-name="T84">"true"</text:span><text:span text:style-name="T76"> </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SET_UNSET_ATTRIBUTE" </text:span><text:span text:style-name="T77">reduceDanglings</text:span><text:span text:style-name="T78">=</text:span><text:span text:style-name="T84">"true" </text:span><text:span text:style-name="T76"><text:s/><text:tab/><text:tab/><text:tab/><text:tab/><text:tab/> <text:s text:c="7"/></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SET_UNSET_REFERENCE" </text:span><text:span text:style-name="T77">reduceDanglings</text:span><text:span text:style-name="T78">=</text:span><text:span text:style-name="T84">"true"</text:span><text:span text:style-name="T76"> <text:tab/><text:tab/> <text:s text:c="2"/><text:tab/><text:tab/><text:tab/> <text:s text:c="8"/></text:span><text:span text:style-name="T77">reduceContext</text:span><text:span text:style-name="T78">=</text:span><text:span text:style-name="T84">"true"</text:span><text:span text:style-name="T76"> </text:span><text:span text:style-name="T72">/&gt;</text:span></text:p>
      <text:p text:style-name="P28"><text:span text:style-name="T72"><text:s text:c="6"/>&lt;</text:span><text:span text:style-name="T74">SupertypeReplacement</text:span><text:span text:style-name="T76"> </text:span><text:span text:style-name="T77">ruleType</text:span><text:span text:style-name="T78">=</text:span><text:span text:style-name="T84">"CHANGE_LITERAL" </text:span><text:span text:style-name="T77">reduceDanglings</text:span><text:span text:style-name="T78">=</text:span><text:span text:style-name="T84">"true"</text:span><text:span text:style-name="T76"> <text:s/><text:tab/><text:tab/><text:tab/><text:tab/><text:tab/><text:tab/> <text:s text:c="7"/></text:span><text:span text:style-name="T77">reduceContext</text:span><text:span text:style-name="T78">=</text:span><text:span text:style-name="T84">"true"</text:span><text:span text:style-name="T76"> </text:span><text:span text:style-name="T72">/&gt;</text:span></text:p>
      <text:p text:style-name="P28"><text:span text:style-name="T78"><text:s text:c="6"/></text:span><text:span text:style-name="T72">&lt;</text:span><text:span text:style-name="T74">SupertypeReplacement</text:span><text:span text:style-name="T76"> </text:span><text:span text:style-name="T77">ruleType</text:span><text:span text:style-name="T78">=</text:span><text:span text:style-name="T84">"CHANGE_REFERENCE" </text:span><text:span text:style-name="T76"><text:tab/></text:span><text:span text:style-name="T77">reduceDanglings</text:span><text:span text:style-name="T78">=</text:span><text:span text:style-name="T84">"true"</text:span><text:span text:style-name="T76"> <text:tab/><text:tab/><text:tab/><text:tab/><text:tab/> <text:s text:c="7"/></text:span><text:span text:style-name="T77">reduceContext</text:span><text:span text:style-name="T78">=</text:span><text:span text:style-name="T84">"true"</text:span><text:span text:style-name="T76"> </text:span><text:span text:style-name="T72">/&gt;</text:span></text:p>
      <text:p text:style-name="P28"><text:span text:style-name="T78"><text:s/></text:span><text:span text:style-name="T72">&lt;/</text:span><text:span text:style-name="T74">SupertypeReplacements</text:span><text:span text:style-name="T72">&gt;</text:span></text:p>
      <text:p text:style-name="P30"/>
      <text:p text:style-name="P28"><text:span text:style-name="T72">&lt;</text:span><text:span text:style-name="T74">ModuleInternalOptions</text:span><text:span text:style-name="T72">&gt;</text:span></text:p>
      <text:p text:style-name="P28"><text:span text:style-name="T78"><text:s text:c="5"/></text:span><text:span text:style-name="T72">&lt;</text:span><text:span text:style-name="T74">CreateOptionalAttributes</text:span><text:span text:style-name="T76"> </text:span><text:span text:style-name="T77">enable</text:span><text:span text:style-name="T78">=</text:span><text:span text:style-name="T84">"true"</text:span><text:span text:style-name="T76"> </text:span><text:span text:style-name="T72">/&gt;</text:span></text:p>
      <text:p text:style-name="P28"><text:span text:style-name="T78"><text:s text:c="5"/></text:span><text:span text:style-name="T72">&lt;</text:span><text:span text:style-name="T74">DanglingNodeSettings</text:span><text:span text:style-name="T76"> </text:span><text:span text:style-name="T77">defaultTypeInclusion</text:span><text:span text:style-name="T78">=</text:span><text:span text:style-name="T84">"ifRequired"</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Activity"</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Behavior"</text:span><text:span text:style-name="T76"> </text:span><text:span text:style-name="T77">includ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DanglingNodeSetting</text:span><text:span text:style-name="T76"> </text:span><text:span text:style-name="T77">type</text:span><text:span text:style-name="T78">=</text:span><text:span text:style-name="T84">"Enumeration"</text:span><text:span text:style-name="T76"> </text:span><text:span text:style-name="T77">includ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DanglingNodeSetting</text:span><text:span text:style-name="T76"> </text:span><text:span text:style-name="T77">type</text:span><text:span text:style-name="T78">=</text:span><text:span text:style-name="T84">"EnumerationLiteral"</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FinalState"</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LiteralBoolean"</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LiteralString"</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OpaqueBehavior"</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Package"</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Pseudostate"</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Region"</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State"</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StateMachine"</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Transition"</text:span><text:span text:style-name="T76"> </text:span><text:span text:style-name="T77">includ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DanglingNodeSetting</text:span><text:span text:style-name="T76"> </text:span><text:span text:style-name="T77">type</text:span><text:span text:style-name="T78">=</text:span><text:span text:style-name="T84">"Constraint"</text:span><text:span text:style-name="T76"> </text:span><text:span text:style-name="T77">include</text:span><text:span text:style-name="T78">=</text:span><text:span text:style-name="T84">"always"</text:span><text:span text:style-name="T76"> </text:span><text:span text:style-name="T72">/&gt;</text:span></text:p>
      <text:p text:style-name="P28"><text:span text:style-name="T72"><text:s text:c="4"/>&lt;/</text:span><text:span text:style-name="T74">DanglingNodeSettings</text:span><text:span text:style-name="T72">&gt;</text:span></text:p>
      <text:p text:style-name="P28"><text:span text:style-name="T72">&lt;/</text:span><text:span text:style-name="T74">ModuleInternalOptions</text:span><text:span text:style-name="T72">&gt;</text:span></text:p>
      <text:p text:style-name="P30"/>
      <text:p text:style-name="P28"><text:span text:style-name="T72">&lt;</text:span><text:span text:style-name="T74">ModuleSetOptions</text:span><text:span text:style-name="T72">&gt;</text:span></text:p>
      <text:p text:style-name="P28"><text:span text:style-name="T78"><text:s text:c="5"/></text:span><text:span text:style-name="T72">&lt;</text:span><text:span text:style-name="T74">ModuleGenerationSettings <text:s text:c="2"/></text:span><text:span text:style-name="T77">defaultGenerationCase</text:span><text:span text:style-name="T78">=</text:span><text:span text:style-name="T84">"ifRequired"</text:span><text:span text:style-name="T72">&gt;</text:span></text:p>
      <text:p text:style-name="P28"><text:span text:style-name="T78"><text:s text:c="7"/></text:span><text:span text:style-name="T72">&lt;</text:span><text:span text:style-name="T74">GenerateModulesFor</text:span><text:span text:style-name="T76"> </text:span><text:span text:style-name="T77">type</text:span><text:span text:style-name="T78">=</text:span><text:span text:style-name="T84">"Activity"</text:span><text:span text:style-name="T76"> </text:span><text:span text:style-name="T77">case</text:span><text:span text:style-name="T78">=</text:span><text:span text:style-name="T84">"always"</text:span><text:span text:style-name="T76"> </text:span><text:span text:style-name="T72">/&gt;</text:span></text:p>
      <text:p text:style-name="P28"><text:span text:style-name="T78"><text:s text:c="7"/></text:span><text:span text:style-name="T72">&lt;</text:span><text:span text:style-name="T74">GenerateModulesFor</text:span><text:span text:style-name="T76"> </text:span><text:span text:style-name="T77">type</text:span><text:span text:style-name="T78">=</text:span><text:span text:style-name="T84">"Behavior"</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Enumeration"</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EnumerationLiteral"</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FinalState"</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LiteralBoolean"</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LiteralString"</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OpaqueBehavior"</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Package"</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Pseudostate"</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Region"</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State"</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StateMachine"</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Transition"</text:span><text:span text:style-name="T76"> </text:span><text:span text:style-name="T77">case</text:span><text:span text:style-name="T78">=</text:span><text:span text:style-name="T84">"always"</text:span><text:span text:style-name="T76"> </text:span><text:span text:style-name="T72">/&gt;</text:span></text:p>
      <text:p text:style-name="P29"><text:span text:style-name="T78"><text:s text:c="7"/></text:span><text:span text:style-name="T72">&lt;</text:span><text:span text:style-name="T74">GenerateModulesFor</text:span><text:span text:style-name="T76"> </text:span><text:span text:style-name="T77">type</text:span><text:span text:style-name="T78">=</text:span><text:span text:style-name="T84">"Constraint"</text:span><text:span text:style-name="T76"> </text:span><text:span text:style-name="T77">case</text:span><text:span text:style-name="T78">=</text:span><text:span text:style-name="T84">"never"</text:span><text:span text:style-name="T76"> </text:span><text:span text:style-name="T72">/&gt;</text:span></text:p>
      <text:p text:style-name="P29"><text:span text:style-name="T78"><text:s text:c="4"/></text:span><text:span text:style-name="T72">&lt;/</text:span><text:span text:style-name="T74">ModuleGenerationSettings</text:span><text:span text:style-name="T72">&gt;</text:span></text:p>
      <text:p text:style-name="P29"><text:span text:style-name="T72">&lt;/</text:span><text:span text:style-name="T74">ModuleSetOptions</text:span><text:span text:style-name="T72">&gt;</text:span></text:p>
      <text:p text:style-name="P58"><text:span text:style-name="T72">&lt;/</text:span><text:span text:style-name="T74">CompletnessLevel</text:span><text:span text:style-name="T72">&gt;</text:span></text:p>
      <text:p text:style-name="P58"><text:span text:style-name="T72"/></text:p>
      <text:p text:style-name="P57"><text:span text:style-name="T73">&lt;/</text:span><text:span text:style-name="T75">Config</text:span><text:span text:style-name="T7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9:55:45.331000000</meta:creation-date>
    <dc:date>2016-06-14T15:18:43.270726954</dc:date>
    <meta:editing-duration>P1DT23H44M53S</meta:editing-duration>
    <meta:editing-cycles>86</meta:editing-cycles>
    <meta:generator>LibreOffice/5.0.6.3$Linux_X86_64 LibreOffice_project/00m0$Build-3</meta:generator>
    <meta:document-statistic meta:table-count="0" meta:image-count="0" meta:object-count="0" meta:page-count="9" meta:paragraph-count="237" meta:word-count="2431" meta:character-count="22472" meta:non-whitespace-character-count="19781"/>
  </office:meta>
</office:document-meta>
</file>